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2" style:family="paragraph" style:parent-style-name="Standard">
      <style:text-properties style:text-outline="false" style:text-line-through-style="none" style:font-name="Times New Roman" fo:font-size="12pt" fo:font-style="normal" fo:text-shadow="none" style:text-underline-style="none" fo:font-weight="bold"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P3" style:family="paragraph" style:parent-style-name="Standard">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4" style:family="paragraph" style:parent-style-name="Standard">
      <style:text-properties fo:font-weight="bold" style:font-weight-asian="bold" style:font-weight-complex="bold"/>
    </style:style>
    <style:style style:name="T1" style:family="text">
      <style:text-properties style:text-outline="false" style:text-line-through-style="none" style:font-name="Times New Roman" fo:font-size="12pt" fo:font-style="normal" fo:text-shadow="none" style:text-underline-style="none" fo:font-weight="bold"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T2" style:family="text">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3" style:family="text">
      <style:text-properties style:text-outline="false" style:text-line-through-style="none" style:text-position="sub 58%" style:font-name="Times New Roman" fo:font-size="12pt" fo:font-style="normal" fo:text-shadow="none" style:text-underline-style="none" fo:font-weight="bold"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T4" style:family="text">
      <style:text-properties style:font-name="Times New Roman" fo:font-size="12pt" style:font-size-asian="12pt" style:font-size-complex="12pt"/>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MPARACIÓN DE RESULTADOS</text:p>
      <text:p text:style-name="Standard"/>
      <text:p text:style-name="Standard"><text:tab/>En primer lugar, las mediciones realizadas en modo DC nos aporta información de la componente continua del circuito. Tanto en los cálculos sobre papel como en la simulación se obtenía un resultado de 3,125V en el nodo A (nodo B = 0V). En el montaje, con la ayuda del osciloscopio, el valor medio era de 3,19V. Es cierto que existe una diferencia, pero se podría decir que los valor son muy parecidos.</text:p>
      <text:p text:style-name="Standard"/>
      <text:p text:style-name="Standard"><text:tab/>Como se indicó anteriormente, se han realizado otros cálculos a lo largo del montaje como el valor máximo, mínimo, voltaje pico-pico de la fuente alterna..., pero no se ha pedido su cálculo teórico por lo que no tenemos con que compararlo.</text:p>
      <text:p text:style-name="Standard"/>
      <text:p text:style-name="Standard"><text:tab/>Por otro lado, una vez puesto el modo AC, hemos podido adquirir datos experimentales sobre la componente alterna del circuito. Es <text:span text:style-name="T5">IMPORTANTE</text:span> comentar que el montaje se ha realizado con un voltaje de pico-pico de 2V en lugar de una amplitud de 2V debido a un fallo de entendimiento con los aparatos del laboratorio, aun así, por cuestión de un voltio no van a variar mucho los resultados.</text:p>
      <text:p text:style-name="Standard"><text:tab/><text:span text:style-name="T4">Como la gráfica obtenida por Ltspice tenemos expresado en el eje Y </text:span><text:span text:style-name="T1">20log(|Av|) (V), </text:span><text:span text:style-name="T2">compararemos la misma con la columna de datos 20log(|Av|). Vemos que se corresponde con un filtro paso-alto y que los valores en dB son bastante parecidos a pesar del fallo anteriormente comentado. Para ratificar esto, podemos coger el punto x=100Hz y ver que su imagen con la gráfica de |</text:span><text:span text:style-name="T1">Av|</text:span><text:span text:style-name="T3">dB</text:span><text:span text:style-name="T1"> </text:span><text:span text:style-name="T2">se corresponde con un poco menos de -30dB. En los datos obtenidos, para 100 Hz |</text:span><text:span text:style-name="T1">Av|dB </text:span><text:span text:style-name="T2">es de -28dB, lo que es un resultado bastante cercano. Del mismo modo podemos observar fácilmente que para valores superiores a 50KHz el valor de </text:span><text:span text:style-name="T1"><text:s/>Av|</text:span><text:span text:style-name="T3">dB</text:span><text:span text:style-name="T1"> </text:span><text:span text:style-name="T2">se aproxima a 0dB.</text:span></text:p>
      <text:p text:style-name="P1"/>
      <text:p text:style-name="P1"><text:tab/>Con el otro par de resistencias los valores de tensión varían como era de esperar. No podemos comentar mucho con respecto al cálculo teórico pues la simulación solo se realizaba con el primer par de resistencias, pero se percibe en los valores que también es un filtro paso-alto como cabía esperar.</text:p>
      <text:p text:style-name="P1"/>
      <text:p text:style-name="P1"><text:tab/>Nos centramos ahora en la fase en grados, esta desciende desde un valor medido de 93 grados, lo cual se desvía un poco del cálculo teórico ya que este tenía como límite 90º, hasta un valor de 3º, que teóricamente tendría que ser muy cercano a cero. Existe un error de 3º debido posiblemente a la resistencia residual de los aparatos de medida, así como fallos por redondeo en las mediciones.</text:p>
      <text:p text:style-name="P1"><text:tab/>No es un decrecimiento lineal ya que cerca de los 90º varias mediciones nos aportan datos cercanos a ese valor; lo mismo pasa cerca de 3º. Por el contrario en el medio del rango de la frecuencia medida, en solo tres mediciones se baja de 72º a 32º, por lo que se asemeja bastante al comportamiento descrito por la gráfica de la simulación.</text:p>
      <text:p text:style-name="P1"><text:tab/>Cabe decir que con las resisntecias de 10k y 22k, la fase se mantiene igual a la medida con 1k y 2k2 omhios.</text:p>
      <text:p text:style-name="P1"/>
      <text:p text:style-name="P2">CÁLCULO APROXIMADO DE LA FRECUENCIA DE CORTE CON LOS DATOS EXPERIMENTALES</text:p>
      <text:p text:style-name="P1"><text:tab/>Sabemos que la frecuencia de corte se alcanza cuando |<text:span text:style-name="T5">Av| </text:span>es igual a |<text:span text:style-name="T5">Av|max/sqrt(2).</text:span> El valor de |<text:span text:style-name="T5">Av|</text:span> máximo medido es de 0,95 V, lo que dividido por la raíz de 2 es 0,672V.</text:p>
      <text:p text:style-name="P1"><text:tab/>Entonces, fijándonos en los valores medidos, a 2000 Hz tenemos |Av| = 0,6275V y a 3000 Hz, |Av| = 0,755V, por lo que la frecuencia de corte se encuentra entre esos dos valores de frecuencia, más cerca de 2000 Hz que de 3000. Por lo tanto, podemos concluír que la frecuencia de corte se alcanza entre 2200Hz y 2400 Hz, y recordamos que el valor alcanzado en el cálculo teórico fue de 2315 Hz, que se acerca bastante al cálculo experimental.</text:p>
      <text:p text:style-name="P1"><text:tab/> </text:p>
      <text:p text:style-name="P1"><text:soft-page-break/></text:p>
      <text:p text:style-name="P1"><text:tab/></text:p>
      <text:p text:style-name="P1"/>
      <text:p text:style-name="P1"><text:tab/></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jandro Santorum</meta:initial-creator>
    <meta:creation-date>2017-10-27T20:57:42.20</meta:creation-date>
    <dc:date>2017-10-28T11:15:22.36</dc:date>
    <dc:creator>Alejandro Santorum</dc:creator>
    <meta:editing-duration>PT27M25S</meta:editing-duration>
    <meta:editing-cycles>3</meta:editing-cycles>
    <meta:generator>OpenOffice/4.1.3$Win32 OpenOffice.org_project/413m1$Build-9783</meta:generator>
    <meta:document-statistic meta:table-count="0" meta:image-count="0" meta:object-count="0" meta:page-count="2" meta:paragraph-count="15" meta:word-count="628" meta:character-count="3522"/>
  </office:meta>
</office:document-meta>
</file>